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4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6.907cm" table:align="right"/>
    </style:style>
    <style:style style:name="Tableau2.A" style:family="table-column">
      <style:table-column-properties style:column-width="5.198cm"/>
    </style:style>
    <style:style style:name="Tableau2.B" style:family="table-column">
      <style:table-column-properties style:column-width="6.043cm"/>
    </style:style>
    <style:style style:name="Tableau2.C" style:family="table-column">
      <style:table-column-properties style:column-width="5.666cm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.2" style:family="table-row">
      <style:table-row-properties style:min-row-height="3.293cm"/>
    </style:style>
    <style:style style:name="Tableau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3" style:family="table-row">
      <style:table-row-properties style:min-row-height="2.11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498cm" style:rel-column-width="17339*"/>
    </style:style>
    <style:style style:name="Tableau3.B" style:family="table-column">
      <style:table-column-properties style:column-width="6.835cm" style:rel-column-width="26348*"/>
    </style:style>
    <style:style style:name="Tableau3.C" style:family="table-column">
      <style:table-column-properties style:column-width="5.667cm" style:rel-column-width="21848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498cm" style:rel-column-width="17339*"/>
    </style:style>
    <style:style style:name="Tableau4.B" style:family="table-column">
      <style:table-column-properties style:column-width="6.835cm" style:rel-column-width="26348*"/>
    </style:style>
    <style:style style:name="Tableau4.C" style:family="table-column">
      <style:table-column-properties style:column-width="5.667cm" style:rel-column-width="21848*"/>
    </style:style>
    <style:style style:name="Tableau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officeooo:paragraph-rsid="001cc0e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5e15a" officeooo:paragraph-rsid="0027dc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officeooo:rsid="0025e15a" officeooo:paragraph-rsid="0027dc2a" style:font-size-asian="11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officeooo:rsid="0025e15a" officeooo:paragraph-rsid="0027dc2a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459536" officeooo:paragraph-rsid="0045953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5e15a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font-name="Arial" fo:font-size="18pt" fo:font-weight="bold" officeooo:rsid="001cc0e8" officeooo:paragraph-rsid="001cc0e8" style:font-size-asian="18pt" style:font-weight-asian="bold" style:font-size-complex="18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1pt" officeooo:paragraph-rsid="001cc0e8" style:font-size-asian="11pt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1pt" officeooo:paragraph-rsid="0027ac4a" style:font-size-asian="11pt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1pt" officeooo:paragraph-rsid="0027dc2a" style:font-size-asian="11pt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paragraph-rsid="0027dc2a" style:font-size-asian="11pt" style:font-weight-asian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paragraph-rsid="001cc0e8" style:font-size-asian="11pt" style:font-weight-asian="bold"/>
    </style:style>
    <style:style style:name="P13" style:family="paragraph" style:parent-style-name="Standard">
      <style:paragraph-properties fo:text-align="start" style:justify-single-word="false"/>
      <style:text-properties fo:color="#666666" style:font-name="Arial" fo:font-size="15pt" fo:font-weight="bold" officeooo:rsid="001cc0e8" officeooo:paragraph-rsid="001cc0e8" style:font-size-asian="15pt" style:font-weight-asian="bold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4f82be" style:font-name="Arial" fo:font-size="14pt" fo:font-weight="bold" officeooo:paragraph-rsid="001cc0e8" style:font-size-asian="14pt" style:font-weight-asian="bold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rsid="00638775" officeooo:paragraph-rsid="00638775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3f43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40ea0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3a64b8" officeooo:paragraph-rsid="003a64b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7ac4a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27ac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7ac4a" officeooo:paragraph-rsid="0027ac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6cc558" officeooo:paragraph-rsid="006cc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6cc558" officeooo:paragraph-rsid="006d6a0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6cc558" officeooo:paragraph-rsid="007af6d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6cc558" officeooo:paragraph-rsid="007b6cb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5efad2" officeooo:paragraph-rsid="005efa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0e7b5" officeooo:paragraph-rsid="0070e7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17d75" officeooo:paragraph-rsid="00717d7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5745b0" officeooo:paragraph-rsid="005745b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7e09b" officeooo:paragraph-rsid="0077e0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5e15a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5e15a" officeooo:paragraph-rsid="0027ac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586661" officeooo:paragraph-rsid="0058666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bf491" officeooo:paragraph-rsid="007bf49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d4c96" officeooo:paragraph-rsid="002d4c9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e67b5" officeooo:paragraph-rsid="007e67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e67b5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e67b5" officeooo:paragraph-rsid="002a7d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8017cc" officeooo:paragraph-rsid="008017c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officeooo:rsid="0025e15a" officeooo:paragraph-rsid="0027dc2a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bold" officeooo:rsid="0025e15a" officeooo:paragraph-rsid="0027ac4a" style:font-size-asian="11pt" style:font-style-asian="normal" style:font-weight-asian="bold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1pt" officeooo:paragraph-rsid="0027dc2a" style:font-size-asian="11pt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1pt" fo:font-weight="bold" officeooo:paragraph-rsid="0027dc2a" style:font-size-asian="11pt" style:font-weight-asian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Arial" fo:font-size="12pt" officeooo:paragraph-rsid="001cc0e8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0817562" style:font-size-asian="12pt"/>
    </style:style>
    <style:style style:name="P48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fo:color="#000000" style:font-name="Arial" fo:font-size="12pt" officeooo:paragraph-rsid="001cc0e8" style:font-size-asian="12pt" style:font-size-complex="12pt"/>
    </style:style>
    <style:style style:name="P49" style:family="paragraph" style:parent-style-name="Heading_20_1">
      <style:text-properties fo:color="#3465a4"/>
    </style:style>
    <style:style style:name="P50" style:family="paragraph" style:parent-style-name="Heading_20_1">
      <style:text-properties style:font-name="Arial"/>
    </style:style>
    <style:style style:name="P51" style:family="paragraph" style:parent-style-name="Heading_20_1">
      <style:text-properties officeooo:rsid="003ddb9e" officeooo:paragraph-rsid="003ddb9e"/>
    </style:style>
    <style:style style:name="P52" style:family="paragraph" style:parent-style-name="Heading_20_1">
      <style:text-properties officeooo:rsid="007cf608" officeooo:paragraph-rsid="007cf608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27ac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4c758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397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3a64b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3ddb9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paragraph-rsid="0077e0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4be8a3" officeooo:paragraph-rsid="004be8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4be8a3" officeooo:paragraph-rsid="005754a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6cc558" officeooo:paragraph-rsid="006cc55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0e7b5" officeooo:paragraph-rsid="0070e7b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5efad2" officeooo:paragraph-rsid="005efad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7ac4a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7ac4a" officeooo:paragraph-rsid="0027ac4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61257" officeooo:paragraph-rsid="0076125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5745b0" officeooo:paragraph-rsid="005745b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7e09b" officeooo:paragraph-rsid="0077e0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2d4c96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officeooo:rsid="007e67b5" officeooo:paragraph-rsid="0027dc2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officeooo:rsid="006b7c40"/>
    </style:style>
    <style:style style:name="T3" style:family="text">
      <style:text-properties fo:color="#000000" style:font-size-complex="12pt"/>
    </style:style>
    <style:style style:name="T4" style:family="text">
      <style:text-properties fo:color="#000000" officeooo:rsid="00817562" style:font-size-complex="12pt"/>
    </style:style>
    <style:style style:name="T5" style:family="text">
      <style:text-properties fo:color="#000000" officeooo:rsid="0020519b" style:font-size-complex="12pt"/>
    </style:style>
    <style:style style:name="T6" style:family="text">
      <style:text-properties fo:font-size="11pt" fo:font-weight="bold" style:font-size-asian="11pt" style:font-weight-asian="bold"/>
    </style:style>
    <style:style style:name="T7" style:family="text">
      <style:text-properties fo:font-size="11pt" fo:font-weight="bold" officeooo:rsid="0027ac4a" style:font-size-asian="11pt" style:font-weight-asian="bold"/>
    </style:style>
    <style:style style:name="T8" style:family="text">
      <style:text-properties officeooo:rsid="0033e39e"/>
    </style:style>
    <style:style style:name="T9" style:family="text">
      <style:text-properties officeooo:rsid="004a0e4b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27ac4a" style:font-weight-asian="bold"/>
    </style:style>
    <style:style style:name="T12" style:family="text">
      <style:text-properties officeooo:rsid="0052bf8e"/>
    </style:style>
    <style:style style:name="T13" style:family="text">
      <style:text-properties officeooo:rsid="005adf41"/>
    </style:style>
    <style:style style:name="T14" style:family="text">
      <style:text-properties officeooo:rsid="006440f9"/>
    </style:style>
    <style:style style:name="T15" style:family="text">
      <style:text-properties officeooo:rsid="0066144c"/>
    </style:style>
    <style:style style:name="T16" style:family="text">
      <style:text-properties officeooo:rsid="0069be91"/>
    </style:style>
    <style:style style:name="T17" style:family="text">
      <style:text-properties officeooo:rsid="006d6a0e"/>
    </style:style>
    <style:style style:name="T18" style:family="text">
      <style:text-properties officeooo:rsid="0070e7b5"/>
    </style:style>
    <style:style style:name="T19" style:family="text">
      <style:text-properties officeooo:rsid="00717d75"/>
    </style:style>
    <style:style style:name="T20" style:family="text">
      <style:text-properties officeooo:rsid="00761257"/>
    </style:style>
    <style:style style:name="T21" style:family="text">
      <style:text-properties officeooo:rsid="0032dff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HARTE GRAPHIQUE</text:p>
      <text:p text:style-name="P13">MyTheatre - GP04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2"><text:a xlink:type="simple" xlink:href="#__RefHeading___Toc691_3424404955" text:style-name="Index_20_Link" text:visited-style-name="Index_20_Link">1. Feuille de style CSS<text:tab/>1</text:a></text:p>
          <text:p text:style-name="P72"><text:a xlink:type="simple" xlink:href="#__RefHeading___Toc693_3424404955" text:style-name="Index_20_Link" text:visited-style-name="Index_20_Link">2. Dimensions<text:tab/>1</text:a></text:p>
          <text:p text:style-name="P72"><text:a xlink:type="simple" xlink:href="#__RefHeading___Toc697_3424404955" text:style-name="Index_20_Link" text:visited-style-name="Index_20_Link">3. Zones<text:tab/>1</text:a></text:p>
          <text:p text:style-name="P72"><text:a xlink:type="simple" xlink:href="#__RefHeading___Toc699_3424404955" text:style-name="Index_20_Link" text:visited-style-name="Index_20_Link">4. Typographie<text:tab/>1</text:a></text:p>
          <text:p text:style-name="P72"><text:a xlink:type="simple" xlink:href="#__RefHeading___Toc701_3424404955" text:style-name="Index_20_Link" text:visited-style-name="Index_20_Link">5. Tableaux pour les catégories de places<text:tab/>3</text:a></text:p>
          <text:p text:style-name="P72"><text:a xlink:type="simple" xlink:href="#__RefHeading___Toc703_3424404955" text:style-name="Index_20_Link" text:visited-style-name="Index_20_Link">6. Formulaire, fieldset, scrollbar<text:tab/>3</text:a></text:p>
          <text:p text:style-name="P72"><text:a xlink:type="simple" xlink:href="#__RefHeading___Toc705_3424404955" text:style-name="Index_20_Link" text:visited-style-name="Index_20_Link">7. Affichage synopsis<text:tab/>4</text:a></text:p>
          <text:p text:style-name="P72"><text:a xlink:type="simple" xlink:href="#__RefHeading___Toc709_3424404955" text:style-name="Index_20_Link" text:visited-style-name="Index_20_Link">8. Configuration du plan de salle (Seat Charts)<text:tab/>4</text:a></text:p>
        </text:index-body>
      </text:table-of-content>
      <text:p text:style-name="P14"/>
      <text:p text:style-name="P14"/>
      <text:h text:style-name="P49" text:outline-level="1"><text:bookmark-start text:name="__RefHeading___Toc691_3424404955"/>Feuille de style CSS<text:bookmark-end text:name="__RefHeading___Toc691_3424404955"/></text:h>
      <text:p text:style-name="P47"><text:span text:style-name="T3"><text:tab/>L’ensemble des styles utilisés dans cette charte graphique sont définis dans le</text:span><text:span text:style-name="T4">s</text:span><text:span text:style-name="T3"> fichie</text:span><text:span text:style-name="T5">r</text:span><text:span text:style-name="T4">s </text:span><text:span text:style-name="T5">web\styles\mesStyles.css </text:span><text:span text:style-name="T4">et <text:s/></text:span><text:span text:style-name="T5">web\styles</text:span><text:span text:style-name="T4">\stylesTheatre.css</text:span></text:p>
      <text:p text:style-name="P8"/>
      <text:h text:style-name="P50" text:outline-level="1"><text:bookmark-start text:name="__RefHeading___Toc693_3424404955"/>Dimensions<text:bookmark-end text:name="__RefHeading___Toc693_3424404955"/></text:h>
      <text:p text:style-name="P15"><text:tab/><text:span text:style-name="T12">Nous visons une conception de notre site Web offrant</text:span> une consultation confortable sur des écrans de tailles très différentes. <text:span text:style-name="T13">Pour cela nous utiliserons des fonctionnalités Bootstrap.</text:span></text:p>
      <text:p text:style-name="P16">Nous avons implément<text:span text:style-name="T16">é </text:span>une page header.jspf, footer.jspf <text:span text:style-name="T16">et aside.jspf incluses</text:span> dans <text:span text:style-name="T15">nos pages</text:span>. Cela permet d’alléger <text:span text:style-name="T14">notre code et d’uniformiser le style de MyTheatre.</text:span></text:p>
      <text:h text:style-name="Heading_20_1" text:outline-level="1"><text:bookmark-start text:name="__RefHeading___Toc697_3424404955"/>Zones <text:bookmark-end text:name="__RefHeading___Toc697_3424404955"/></text:h>
      <text:p text:style-name="P1"><text:span text:style-name="T1">Toutes les zones définies dans l’IHMA sont sur fon</text:span><text:span text:style-name="T2">d blanc.</text:span></text:p>
      <text:p text:style-name="P8"/>
      <text:h text:style-name="Heading_20_1" text:outline-level="1"><text:bookmark-start text:name="__RefHeading___Toc699_3424404955"/>Typographie<text:bookmark-end text:name="__RefHeading___Toc699_3424404955"/></text:h>
      <text:p text:style-name="P46">Cette section décrit tous les styles appliqués :</text:p>
      <text:list xml:id="list2673014939" text:style-name="L1">
        <text:list-item>
          <text:p text:style-name="P48">aux textes des pages web,</text:p>
        </text:list-item>
        <text:list-item>
          <text:p text:style-name="P48">aux liens <text:span text:style-name="T21">et </text:span></text:p>
        </text:list-item>
        <text:list-item>
          <text:p text:style-name="P48">aux objets graphiques utilisant du texte.</text:p>
        </text:list-item>
      </text:list>
      <text:p text:style-name="P8"/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3">Caractéristiques</text:p>
          </table:table-cell>
          <table:table-cell table:style-name="Tableau2.A1" office:value-type="string">
            <text:p text:style-name="P43">Caractéristiques</text:p>
          </table:table-cell>
          <table:table-cell table:style-name="Tableau2.C1" office:value-type="string">
            <text:p text:style-name="P34"><text:span text:style-name="T10">Nom du selecteur </text:span><text:span text:style-name="T11">CSS</text:span></text:p>
          </table:table-cell>
        </table:table-row>
        <table:table-row table:style-name="Tableau2.2">
          <table:table-cell table:style-name="Tableau2.A2" office:value-type="string">
            <text:p text:style-name="P22">Pour tout le site (par défaut) <text:s/></text:p>
          </table:table-cell>
          <table:table-cell table:style-name="Tableau2.A2" office:value-type="string">
            <text:p text:style-name="P53">background-color: white;</text:p>
            <text:p text:style-name="P53">font-family: Arial, Helvetica, sans-serif;</text:p>
            <text:p text:style-name="P53">color: black;</text:p>
            <text:p text:style-name="P53">margin-left: 10px;</text:p>
            <text:p text:style-name="P53"><text:soft-page-break/>margin-top: 80px;</text:p>
            <text:p text:style-name="P53">font-size: 15px;</text:p>
          </table:table-cell>
          <table:table-cell table:style-name="Tableau2.C2" office:value-type="string">
            <text:p text:style-name="P66">Body</text:p>
          </table:table-cell>
        </table:table-row>
        <table:table-row table:style-name="Tableau2.3">
          <table:table-cell table:style-name="Tableau2.A2" office:value-type="string">
            <text:p text:style-name="P23"><text:span text:style-name="T8">h</text:span>1</text:p>
          </table:table-cell>
          <table:table-cell table:style-name="Tableau2.A2" office:value-type="string">
            <text:p text:style-name="P53">font-size: 30px;</text:p>
            <text:p text:style-name="P53">margin-left: 15px;</text:p>
            <text:p text:style-name="P53">color: #a60201;</text:p>
          </table:table-cell>
          <table:table-cell table:style-name="Tableau2.C2" office:value-type="string">
            <text:p text:style-name="P60">h1</text:p>
          </table:table-cell>
        </table:table-row>
        <table:table-row>
          <table:table-cell table:style-name="Tableau2.A2" office:value-type="string">
            <text:p text:style-name="P23"><text:span text:style-name="T8">h</text:span>2</text:p>
          </table:table-cell>
          <table:table-cell table:style-name="Tableau2.A2" office:value-type="string">
            <text:p text:style-name="P53">font-size: 20px;</text:p>
            <text:p text:style-name="P53">font-weight: bold;</text:p>
          </table:table-cell>
          <table:table-cell table:style-name="Tableau2.C2" office:value-type="string">
            <text:p text:style-name="P60">h2</text:p>
          </table:table-cell>
        </table:table-row>
        <table:table-row>
          <table:table-cell table:style-name="Tableau2.A2" office:value-type="string">
            <text:p text:style-name="P24">Texte si pas de résultat</text:p>
          </table:table-cell>
          <table:table-cell table:style-name="Tableau2.A2" office:value-type="string">
            <text:p text:style-name="P53">font-size: 20px;</text:p>
            <text:p text:style-name="P53">color:red;</text:p>
            <text:p text:style-name="P53">font-style: italic;</text:p>
          </table:table-cell>
          <table:table-cell table:style-name="Tableau2.C2" office:value-type="string">
            <text:p text:style-name="P60">aucunResultat</text:p>
          </table:table-cell>
        </table:table-row>
        <table:table-row>
          <table:table-cell table:style-name="Tableau2.A2" office:value-type="string">
            <text:p text:style-name="P24">Tableau en général</text:p>
          </table:table-cell>
          <table:table-cell table:style-name="Tableau2.A2" office:value-type="string">
            <text:p text:style-name="P53">width: 100%;</text:p>
            <text:p text:style-name="P53">margin-top:15px;</text:p>
            <text:p text:style-name="P53">margin-bottom: 40px;</text:p>
            <text:p text:style-name="P53">overflow-y : scroll;</text:p>
            <text:p text:style-name="P53">overflow-x: scroll;</text:p>
            <text:p text:style-name="P53">text-align: center;</text:p>
            <text:p text:style-name="P53">float: left;</text:p>
          </table:table-cell>
          <table:table-cell table:style-name="Tableau2.C2" office:value-type="string">
            <text:p text:style-name="P62">Table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53">padding: 2px 2px;</text:p>
            <text:p text:style-name="P53"><text:s text:c="4"/>vertical-align: middle;</text:p>
          </table:table-cell>
          <table:table-cell table:style-name="Tableau2.C2" office:value-type="string">
            <text:p text:style-name="P60">table tbody td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53">padding: 2px 2px;</text:p>
            <text:p text:style-name="P53">font-weight: bold;</text:p>
            <text:p text:style-name="P53">vertical-align: middle;</text:p>
          </table:table-cell>
          <table:table-cell table:style-name="Tableau2.C2" office:value-type="string">
            <text:p text:style-name="P60">table <text:s/>thead th</text:p>
          </table:table-cell>
        </table:table-row>
        <table:table-row>
          <table:table-cell table:style-name="Tableau2.A2" office:value-type="string">
            <text:p text:style-name="P24">Gestion des barres de défilement pour les représentations</text:p>
          </table:table-cell>
          <table:table-cell table:style-name="Tableau2.A2" office:value-type="string">
            <text:p text:style-name="P53">position: relative;</text:p>
            <text:p text:style-name="P53">height: <text:span text:style-name="T18">600</text:span>px;</text:p>
            <text:p text:style-name="P53">overflow: auto;</text:p>
          </table:table-cell>
          <table:table-cell table:style-name="Tableau2.C2" office:value-type="string">
            <text:p text:style-name="P60">my-custom-scrollbar-representation</text:p>
          </table:table-cell>
        </table:table-row>
        <table:table-row>
          <table:table-cell table:style-name="Tableau2.A2" office:value-type="string">
            <text:p text:style-name="P24">Gestion des barres de défilement pour les places.</text:p>
          </table:table-cell>
          <table:table-cell table:style-name="Tableau2.A2" office:value-type="string">
            <text:p text:style-name="P53">position: relative;</text:p>
            <text:p text:style-name="P53">height: 200px;</text:p>
            <text:p text:style-name="P53">overflow: auto;</text:p>
          </table:table-cell>
          <table:table-cell table:style-name="Tableau2.C2" office:value-type="string">
            <text:p text:style-name="P60">my-custom-scrollbar-places</text:p>
          </table:table-cell>
        </table:table-row>
        <table:table-row>
          <table:table-cell table:style-name="Tableau2.A2" office:value-type="string">
            <text:p text:style-name="P24">Gestion des barres de défilement pour les informations de paiement.</text:p>
          </table:table-cell>
          <table:table-cell table:style-name="Tableau2.A2" office:value-type="string">
            <text:p text:style-name="P53">position: relative;</text:p>
            <text:p text:style-name="P53">height: 700px;</text:p>
            <text:p text:style-name="P53">overflow: auto;</text:p>
          </table:table-cell>
          <table:table-cell table:style-name="Tableau2.C2" office:value-type="string">
            <text:p text:style-name="P60">my-custom-scrollbar_paiement</text:p>
          </table:table-cell>
        </table:table-row>
        <table:table-row>
          <table:table-cell table:style-name="Tableau2.A2" office:value-type="string">
            <text:p text:style-name="P25">Gestion des barres de défilement pour l<text:span text:style-name="T17">a liste des tickets en récapitulatif avant paiement.</text:span></text:p>
          </table:table-cell>
          <table:table-cell table:style-name="Tableau2.A2" office:value-type="string">
            <text:p text:style-name="P53">position: relative;</text:p>
            <text:p text:style-name="P53">height: 700px;</text:p>
            <text:p text:style-name="P53">overflow: auto;</text:p>
          </table:table-cell>
          <table:table-cell table:style-name="Tableau2.C2" office:value-type="string">
            <text:p text:style-name="P60">my-custom-scrollbar_recapTicket</text:p>
          </table:table-cell>
        </table:table-row>
        <table:table-row>
          <table:table-cell table:style-name="Tableau2.A2" office:value-type="string">
            <text:p text:style-name="P26">Gestion des barres de défilement <text:span text:style-name="T17">par défaut.</text:span></text:p>
          </table:table-cell>
          <table:table-cell table:style-name="Tableau2.A2" office:value-type="string">
            <text:p text:style-name="P53">position: relative;</text:p>
            <text:p text:style-name="P53">height: 260px;</text:p>
            <text:p text:style-name="P53">overflow: auto;</text:p>
          </table:table-cell>
          <table:table-cell table:style-name="Tableau2.C2" office:value-type="string">
            <text:p text:style-name="P60">my-custom-scrollbar</text:p>
          </table:table-cell>
        </table:table-row>
        <table:table-row>
          <table:table-cell table:style-name="Tableau2.A2" office:value-type="string">
            <text:p text:style-name="P27">Gestion des barres de défilement pour l<text:span text:style-name="T17">a liste des tickets dans le panier.</text:span></text:p>
          </table:table-cell>
          <table:table-cell table:style-name="Tableau2.A2" office:value-type="string">
            <text:p text:style-name="P53">position: relative;</text:p>
            <text:p text:style-name="P53">height: 300px;</text:p>
            <text:p text:style-name="P53">overflow: auto;</text:p>
          </table:table-cell>
          <table:table-cell table:style-name="Tableau2.C2" office:value-type="string">
            <text:p text:style-name="P60">my-custom-scrollbar_panier</text:p>
          </table:table-cell>
        </table:table-row>
        <table:table-row>
          <table:table-cell table:style-name="Tableau2.A2" office:value-type="string">
            <text:p text:style-name="P36">Display scroll</text:p>
          </table:table-cell>
          <table:table-cell table:style-name="Tableau2.A2" office:value-type="string">
            <text:p text:style-name="P53">display: block;</text:p>
          </table:table-cell>
          <table:table-cell table:style-name="Tableau2.C2" office:value-type="string">
            <text:p text:style-name="P60">table-wrapper-scroll-y</text:p>
          </table:table-cell>
        </table:table-row>
        <table:table-row>
          <table:table-cell table:style-name="Tableau2.A2" office:value-type="string">
            <text:p text:style-name="P23">Navbar <text:span text:style-name="T18">(header)</text:span></text:p>
          </table:table-cell>
          <table:table-cell table:style-name="Tableau2.A2" office:value-type="string">
            <text:p text:style-name="P53">background-color: black; </text:p>
          </table:table-cell>
          <table:table-cell table:style-name="Tableau2.C2" office:value-type="string">
            <text:p text:style-name="P63">navbar</text:p>
          </table:table-cell>
        </table:table-row>
        <table:table-row>
          <table:table-cell table:style-name="Tableau2.A2" office:value-type="string">
            <text:p text:style-name="P35">Element container</text:p>
          </table:table-cell>
          <table:table-cell table:style-name="Tableau2.A2" office:value-type="string">
            <text:p text:style-name="P54">padding-top: 10px</text:p>
            <text:p text:style-name="P54">padding-bottom: 10px</text:p>
          </table:table-cell>
          <table:table-cell table:style-name="Tableau2.C2" office:value-type="string">
            <text:p text:style-name="P61">.container-fluid</text:p>
          </table:table-cell>
        </table:table-row>
        <table:table-row>
          <table:table-cell table:style-name="Tableau2.A2" office:value-type="string">
            <text:p text:style-name="P28">Bas de page</text:p>
          </table:table-cell>
          <table:table-cell table:style-name="Tableau2.A2" office:value-type="string">
            <text:p text:style-name="P54">position: fixed;</text:p>
            <text:p text:style-name="P54">left: 0;</text:p>
            <text:p text:style-name="P54">bottom: 0;</text:p>
            <text:p text:style-name="P54"><text:soft-page-break/>height: 4%;</text:p>
            <text:p text:style-name="P54">width: 95%;</text:p>
            <text:p text:style-name="P54">background-color: black;</text:p>
          </table:table-cell>
          <table:table-cell table:style-name="Tableau2.C2" office:value-type="string">
            <text:p text:style-name="P64"><text:span text:style-name="T18">f</text:span>ooter</text:p>
          </table:table-cell>
        </table:table-row>
        <table:table-row>
          <table:table-cell table:style-name="Tableau2.A2" office:value-type="string">
            <text:p text:style-name="P29">Side barre</text:p>
          </table:table-cell>
          <table:table-cell table:style-name="Tableau2.A2" office:value-type="string">
            <text:p text:style-name="P54">background-color:#a60201;</text:p>
            <text:p text:style-name="P54">position:fixed;</text:p>
            <text:p text:style-name="P54">height:100%;</text:p>
            <text:p text:style-name="P54">width:5%;</text:p>
            <text:p text:style-name="P54">top:0;</text:p>
            <text:p text:style-name="P54">right:0;</text:p>
          </table:table-cell>
          <table:table-cell table:style-name="Tableau2.C2" office:value-type="string">
            <text:p text:style-name="P63">aside</text:p>
          </table:table-cell>
        </table:table-row>
      </table:table>
      <text:p text:style-name="P73"/>
      <text:h text:style-name="Heading_20_1" text:outline-level="1"><text:bookmark-start text:name="__RefHeading___Toc701_3424404955"/>Tableaux <text:span text:style-name="T19">pour les catégories de places</text:span><text:bookmark-end text:name="__RefHeading___Toc701_3424404955"/></text:h>
      <text:p text:style-name="P11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">Caractéristiques</text:p>
          </table:table-cell>
          <table:table-cell table:style-name="Tableau3.A1" office:value-type="string">
            <text:p text:style-name="P4">Caractéristiques</text:p>
          </table:table-cell>
          <table:table-cell table:style-name="Tableau3.C1" office:value-type="string">
            <text:p text:style-name="P6"><text:span text:style-name="T10">Nom du selecteur </text:span><text:span text:style-name="T11">CSS</text:span></text:p>
          </table:table-cell>
        </table:table-row>
        <table:table-row>
          <table:table-cell table:style-name="Tableau3.A2" office:value-type="string">
            <text:p text:style-name="P30">Tableau des catégories</text:p>
          </table:table-cell>
          <table:table-cell table:style-name="Tableau3.A2" office:value-type="string">
            <text:p text:style-name="P17">overflow-y : scroll;</text:p>
          </table:table-cell>
          <table:table-cell table:style-name="Tableau3.C2" office:value-type="string">
            <text:p text:style-name="P21"/>
          </table:table-cell>
        </table:table-row>
        <table:table-row>
          <table:table-cell table:style-name="Tableau3.A2" office:value-type="string">
            <text:p text:style-name="P5">Corps</text:p>
          </table:table-cell>
          <table:table-cell table:style-name="Tableau3.A2" office:value-type="string">
            <text:p text:style-name="P17">padding: 2px 2px;</text:p>
            <text:p text:style-name="P17">vertical-align: middle;</text:p>
          </table:table-cell>
          <table:table-cell table:style-name="Tableau3.C2" office:value-type="string">
            <text:p text:style-name="P21">#tablePrixCategories tbody td <text:s/></text:p>
          </table:table-cell>
        </table:table-row>
        <table:table-row>
          <table:table-cell table:style-name="Tableau3.A2" office:value-type="string">
            <text:p text:style-name="P20">Entete <text:span text:style-name="T9">ligne</text:span></text:p>
          </table:table-cell>
          <table:table-cell table:style-name="Tableau3.A2" office:value-type="string">
            <text:p text:style-name="P57">padding: 2px 2px;</text:p>
            <text:p text:style-name="P57">font-weight: bold</text:p>
          </table:table-cell>
          <table:table-cell table:style-name="Tableau3.C2" office:value-type="string">
            <text:p text:style-name="P18">#tablePrixCategories thead th</text:p>
          </table:table-cell>
        </table:table-row>
        <table:table-row>
          <table:table-cell table:style-name="Tableau3.A2" office:value-type="string">
            <text:p text:style-name="P30">Fieldset </text:p>
          </table:table-cell>
          <table:table-cell table:style-name="Tableau3.A2" office:value-type="string">
            <text:p text:style-name="P55">width: 70%;</text:p>
            <text:p text:style-name="P55">display: block;</text:p>
            <text:p text:style-name="P55">height: <text:s/>180px;</text:p>
            <text:p text:style-name="P55">position: relative;</text:p>
            <text:p text:style-name="P55">border: 1px ;</text:p>
            <text:p text:style-name="P55">border-radius: 6px;</text:p>
            <text:p text:style-name="P55"><text:span text:style-name="T19">b</text:span>ox-shadow: 0 0 2px 1px grey;</text:p>
          </table:table-cell>
          <table:table-cell table:style-name="Tableau3.C2" office:value-type="string">
            <text:p text:style-name="P19">#fieldsetTarifs</text:p>
          </table:table-cell>
        </table:table-row>
      </table:table>
      <text:p text:style-name="P10"/>
      <text:p text:style-name="P8"/>
      <text:h text:style-name="P51" text:outline-level="1"><text:bookmark-start text:name="__RefHeading___Toc703_3424404955"/>Formulaire, <text:span text:style-name="T20">fieldset, scrollbar</text:span><text:bookmark-end text:name="__RefHeading___Toc703_3424404955"/></text:h>
      <text:p text:style-name="P10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42">Caractéristiques</text:p>
          </table:table-cell>
          <table:table-cell table:style-name="Tableau4.A1" office:value-type="string">
            <text:p text:style-name="P42">Caractéristiques</text:p>
          </table:table-cell>
          <table:table-cell table:style-name="Tableau4.C1" office:value-type="string">
            <text:p text:style-name="P33"><text:span text:style-name="T10">Nom du selecteur </text:span><text:span text:style-name="T11">CSS</text:span></text:p>
          </table:table-cell>
        </table:table-row>
        <table:table-row>
          <table:table-cell table:style-name="Tableau4.A2" office:value-type="string">
            <text:p text:style-name="P32">Formulaire</text:p>
          </table:table-cell>
          <table:table-cell table:style-name="Tableau4.A2" office:value-type="string">
            <text:p text:style-name="P17">font-size: 15px;</text:p>
            <text:p text:style-name="P17"><text:s/>display: inline-block;</text:p>
          </table:table-cell>
          <table:table-cell table:style-name="Tableau4.C2" office:value-type="string">
            <text:p text:style-name="P67">Form</text:p>
          </table:table-cell>
        </table:table-row>
        <table:table-row>
          <table:table-cell table:style-name="Tableau4.A2" office:value-type="string">
            <text:p text:style-name="P32">bouton</text:p>
          </table:table-cell>
          <table:table-cell table:style-name="Tableau4.A2" office:value-type="string">
            <text:p text:style-name="P58">float: right;</text:p>
            <text:p text:style-name="P58">margin: 4px;</text:p>
          </table:table-cell>
          <table:table-cell table:style-name="Tableau4.C2" office:value-type="string">
            <text:p text:style-name="P67">Btn</text:p>
          </table:table-cell>
        </table:table-row>
        <table:table-row>
          <table:table-cell table:style-name="Tableau4.A2" office:value-type="string">
            <text:p text:style-name="P32">input</text:p>
          </table:table-cell>
          <table:table-cell table:style-name="Tableau4.A2" office:value-type="string">
            <text:p text:style-name="P58">border-radius: 4px;</text:p>
          </table:table-cell>
          <table:table-cell table:style-name="Tableau4.C2" office:value-type="string">
            <text:p text:style-name="P67">Input</text:p>
          </table:table-cell>
        </table:table-row>
        <table:table-row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58">border: 3px solid #555;</text:p>
            <text:p text:style-name="P58">background-color: lightyellow;</text:p>
          </table:table-cell>
          <table:table-cell table:style-name="Tableau4.C2" office:value-type="string">
            <text:p text:style-name="P68">input:focus</text:p>
          </table:table-cell>
        </table:table-row>
        <table:table-row>
          <table:table-cell table:style-name="Tableau4.A2" office:value-type="string">
            <text:p text:style-name="P31"/>
          </table:table-cell>
          <table:table-cell table:style-name="Tableau4.A2" office:value-type="string">
            <text:p text:style-name="P58">background-color: lightyellow;</text:p>
          </table:table-cell>
          <table:table-cell table:style-name="Tableau4.C2" office:value-type="string">
            <text:p text:style-name="P68">input[type=date]:focus </text:p>
          </table:table-cell>
        </table:table-row>
        <table:table-row>
          <table:table-cell table:style-name="Tableau4.A2" office:value-type="string">
            <text:p text:style-name="P32">Les fieldset</text:p>
          </table:table-cell>
          <table:table-cell table:style-name="Tableau4.A2" office:value-type="string">
            <text:p text:style-name="P58">width: auto;</text:p>
            <text:p text:style-name="P58">height: auto;</text:p>
            <text:p text:style-name="P58">border: 1px ;</text:p>
            <text:p text:style-name="P58">border-radius: 6px;</text:p>
            <text:p text:style-name="P58">padding: 4px;</text:p>
            <text:p text:style-name="P58">box-shadow: 0 0 2px 1px grey;</text:p>
            <text:p text:style-name="P58">margin:10px;</text:p>
          </table:table-cell>
          <table:table-cell table:style-name="Tableau4.C2" office:value-type="string">
            <text:p text:style-name="P68">fieldset</text:p>
          </table:table-cell>
        </table:table-row>
        <table:table-row>
          <table:table-cell table:style-name="Tableau4.A2" office:value-type="string">
            <text:p text:style-name="P32">Legend des fieldset</text:p>
          </table:table-cell>
          <table:table-cell table:style-name="Tableau4.A2" office:value-type="string">
            <text:p text:style-name="P58">box-shadow: 0 0 2px 2px grey;</text:p>
            <text:p text:style-name="P58"><text:soft-page-break/>width: auto;</text:p>
            <text:p text:style-name="P58">background-color: white;</text:p>
            <text:p text:style-name="P59">display: compact;</text:p>
            <text:p text:style-name="P59">font-weight: bold;</text:p>
            <text:p text:style-name="P58">padding: 5px 10px ;</text:p>
            <text:p text:style-name="P58">font-size: 14px;</text:p>
            <text:p text:style-name="P58">border-radius: 2px;</text:p>
            <text:p text:style-name="P58">margin-left: 20px;</text:p>
          </table:table-cell>
          <table:table-cell table:style-name="Tableau4.C2" office:value-type="string">
            <text:p text:style-name="P69">legend</text:p>
          </table:table-cell>
        </table:table-row>
      </table:table>
      <text:p text:style-name="P10"/>
      <text:p text:style-name="P8"/>
      <text:h text:style-name="P52" text:outline-level="1"><text:bookmark-start text:name="__RefHeading___Toc705_3424404955"/>Affichage synopsis<text:bookmark-end text:name="__RefHeading___Toc705_3424404955"/></text:h>
      <text:p text:style-name="P11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3">Caractéristiques</text:p>
          </table:table-cell>
          <table:table-cell table:style-name="Tableau5.A1" office:value-type="string">
            <text:p text:style-name="P3">Caractéristiques</text:p>
          </table:table-cell>
          <table:table-cell table:style-name="Tableau5.C1" office:value-type="string">
            <text:p text:style-name="P2"><text:span text:style-name="T6">Nom du selecteur </text:span><text:span text:style-name="T7">CSS</text:span></text:p>
          </table:table-cell>
        </table:table-row>
        <table:table-row>
          <table:table-cell table:style-name="Tableau5.A2" office:value-type="string">
            <text:p text:style-name="P38">Affichage</text:p>
          </table:table-cell>
          <table:table-cell table:style-name="Tableau5.A2" office:value-type="string">
            <text:p text:style-name="P70">display: inline-block;</text:p>
          </table:table-cell>
          <table:table-cell table:style-name="Tableau5.C2" office:value-type="string">
            <text:p text:style-name="P70">syno</text:p>
          </table:table-cell>
        </table:table-row>
        <table:table-row>
          <table:table-cell table:style-name="Tableau5.A2" office:value-type="string">
            <text:p text:style-name="P38">Zone d’affichage</text:p>
          </table:table-cell>
          <table:table-cell table:style-name="Tableau5.A2" office:value-type="string">
            <text:p text:style-name="P70">overflow: auto;</text:p>
            <text:p text:style-name="P70">position: absolute;</text:p>
            <text:p text:style-name="P70">background:white;</text:p>
            <text:p text:style-name="P70">display:none;</text:p>
            <text:p text:style-name="P70">margin-top: 60px;</text:p>
            <text:p text:style-name="P70">border-radius: 10px;</text:p>
            <text:p text:style-name="P70">box-shadow: 0 0 5px 2px grey;</text:p>
            <text:p text:style-name="P70">padding: 6px;</text:p>
            <text:p text:style-name="P70">height: 300px;</text:p>
            <text:p text:style-name="P70">text-align: justify;</text:p>
            <text:p text:style-name="P70">text-justify: inter-word;</text:p>
          </table:table-cell>
          <table:table-cell table:style-name="Tableau5.C2" office:value-type="string">
            <text:p text:style-name="P70">#synopsis</text:p>
          </table:table-cell>
        </table:table-row>
        <table:table-row>
          <table:table-cell table:style-name="Tableau5.A2" office:value-type="string">
            <text:p text:style-name="P38">Titre pièce dans synopsis</text:p>
          </table:table-cell>
          <table:table-cell table:style-name="Tableau5.A2" office:value-type="string">
            <text:p text:style-name="P70">text-align: center;</text:p>
            <text:p text:style-name="P70">font-style: italic;</text:p>
            <text:p text:style-name="P70">font-family: "Times New Roman", Times, serif;</text:p>
            <text:p text:style-name="P70">padding: 7px;</text:p>
          </table:table-cell>
          <table:table-cell table:style-name="Tableau5.C2" office:value-type="string">
            <text:p text:style-name="P70">#titre</text:p>
          </table:table-cell>
        </table:table-row>
        <table:table-row>
          <table:table-cell table:style-name="Tableau5.A2" office:value-type="string">
            <text:p text:style-name="P37"/>
          </table:table-cell>
          <table:table-cell table:style-name="Tableau5.A2" office:value-type="string">
            <text:p text:style-name="P70">display: none;</text:p>
          </table:table-cell>
          <table:table-cell table:style-name="Tableau5.C2" office:value-type="string">
            <text:p text:style-name="P70">#genreSpec</text:p>
          </table:table-cell>
        </table:table-row>
      </table:table>
      <text:p text:style-name="P10"/>
      <text:p text:style-name="P10"/>
      <text:h text:style-name="Heading_20_1" text:outline-level="1"><text:bookmark-start text:name="__RefHeading___Toc709_3424404955"/>Configuration du plan de salle (Seat Charts)<text:bookmark-end text:name="__RefHeading___Toc709_3424404955"/></text:h>
      <text:p text:style-name="P12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3">Caractéristiques</text:p>
          </table:table-cell>
          <table:table-cell table:style-name="Tableau7.A1" office:value-type="string">
            <text:p text:style-name="P3">Caractéristiques</text:p>
          </table:table-cell>
          <table:table-cell table:style-name="Tableau7.C1" office:value-type="string">
            <text:p text:style-name="P2"><text:span text:style-name="T6">Nom du selecteur </text:span><text:span text:style-name="T7">CSS</text:span></text:p>
          </table:table-cell>
        </table:table-row>
        <table:table-row>
          <table:table-cell table:style-name="Tableau7.A2" office:value-type="string">
            <text:p text:style-name="P39">Les sieges en categorie</text:p>
            <text:p text:style-name="P39">orchestre</text:p>
          </table:table-cell>
          <table:table-cell table:style-name="Tableau7.A2" office:value-type="string">
            <text:p text:style-name="P71">background-color: chartreuse;</text:p>
          </table:table-cell>
          <table:table-cell table:style-name="Tableau7.C2" office:value-type="string">
            <text:p text:style-name="P71">div.seatCharts-seat.available.Orchestre</text:p>
          </table:table-cell>
        </table:table-row>
        <table:table-row>
          <table:table-cell table:style-name="Tableau7.A2" office:value-type="string">
            <text:p text:style-name="P39">Les sieges en categorie balcon</text:p>
          </table:table-cell>
          <table:table-cell table:style-name="Tableau7.A2" office:value-type="string">
            <text:p text:style-name="P71">background-color: green;</text:p>
          </table:table-cell>
          <table:table-cell table:style-name="Tableau7.C2" office:value-type="string">
            <text:p text:style-name="P71">div.seatCharts-seat.available.Balcon</text:p>
          </table:table-cell>
        </table:table-row>
        <table:table-row>
          <table:table-cell table:style-name="Tableau7.A2" office:value-type="string">
            <text:p text:style-name="P40">Les sieges en categorie poulailler</text:p>
          </table:table-cell>
          <table:table-cell table:style-name="Tableau7.A2" office:value-type="string">
            <text:p text:style-name="P71">background-color: blue;</text:p>
          </table:table-cell>
          <table:table-cell table:style-name="Tableau7.C2" office:value-type="string">
            <text:p text:style-name="P71">div.seatCharts-seat.available.Poulailler</text:p>
          </table:table-cell>
        </table:table-row>
        <table:table-row>
          <table:table-cell table:style-name="Tableau7.A2" office:value-type="string">
            <text:p text:style-name="P40">Les sieges ayant le focus</text:p>
          </table:table-cell>
          <table:table-cell table:style-name="Tableau7.A2" office:value-type="string">
            <text:p text:style-name="P71">background-color: dodgerblue</text:p>
          </table:table-cell>
          <table:table-cell table:style-name="Tableau7.C2" office:value-type="string">
            <text:p text:style-name="P71">div.seatCharts-seat.focused</text:p>
          </table:table-cell>
        </table:table-row>
        <table:table-row>
          <table:table-cell table:style-name="Tableau7.A2" office:value-type="string">
            <text:p text:style-name="P40">Les sièges sélectionnés</text:p>
          </table:table-cell>
          <table:table-cell table:style-name="Tableau7.A2" office:value-type="string">
            <text:p text:style-name="P71">background-color: red;</text:p>
          </table:table-cell>
          <table:table-cell table:style-name="Tableau7.C2" office:value-type="string">
            <text:p text:style-name="P71">div.seatCharts-seat.selected</text:p>
          </table:table-cell>
        </table:table-row>
        <table:table-row>
          <table:table-cell table:style-name="Tableau7.A2" office:value-type="string">
            <text:p text:style-name="P40">Les sièges déjà réservés</text:p>
          </table:table-cell>
          <table:table-cell table:style-name="Tableau7.A2" office:value-type="string">
            <text:p text:style-name="P71">background-color: #adadad;</text:p>
          </table:table-cell>
          <table:table-cell table:style-name="Tableau7.C2" office:value-type="string">
            <text:p text:style-name="P71">div.seatCharts-seat.unavailable</text:p>
          </table:table-cell>
        </table:table-row>
        <table:table-row>
          <table:table-cell table:style-name="Tableau7.A2" office:value-type="string">
            <text:p text:style-name="P41">Les sièges disponibles</text:p>
          </table:table-cell>
          <table:table-cell table:style-name="Tableau7.A2" office:value-type="string">
            <text:p text:style-name="P71">background-color: blue;</text:p>
          </table:table-cell>
          <table:table-cell table:style-name="Tableau7.C2" office:value-type="string">
            <text:p text:style-name="P71">div.seatCharts-seat.availabl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4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Arial" fo:font-family="Arial" style:font-style-name="Gras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3465a4" style:font-name="Arial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color="#35526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8:42:06.133000000</dc:date>
    <meta:editing-duration>PT3H4M32S</meta:editing-duration>
    <meta:editing-cycles>84</meta:editing-cycles>
    <meta:generator>LibreOffice/6.1.5.2$Windows_X86_64 LibreOffice_project/90f8dcf33c87b3705e78202e3df5142b201bd805</meta:generator>
    <meta:document-statistic meta:table-count="5" meta:image-count="0" meta:object-count="0" meta:page-count="4" meta:paragraph-count="237" meta:word-count="662" meta:character-count="5114" meta:non-whitespace-character-count="4681"/>
  </office:meta>
</office:document-meta>
</file>